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6db0" officeooo:paragraph-rsid="001d6db0"/>
    </style:style>
    <style:style style:name="P2" style:family="paragraph" style:parent-style-name="Standard">
      <style:text-properties officeooo:rsid="001e4da8" officeooo:paragraph-rsid="001e4da8"/>
    </style:style>
    <style:style style:name="P3" style:family="paragraph" style:parent-style-name="Standard" style:list-style-name="L1">
      <style:text-properties officeooo:rsid="001e4da8" officeooo:paragraph-rsid="001e4da8"/>
    </style:style>
    <style:style style:name="P4" style:family="paragraph" style:parent-style-name="Standard">
      <style:text-properties officeooo:rsid="001e4da8" officeooo:paragraph-rsid="00202291"/>
    </style:style>
    <style:style style:name="P5" style:family="paragraph" style:parent-style-name="Standard">
      <style:text-properties officeooo:paragraph-rsid="001e4da8"/>
    </style:style>
    <style:style style:name="P6" style:family="paragraph" style:parent-style-name="Standard">
      <style:text-properties officeooo:rsid="002570de" officeooo:paragraph-rsid="0020947f"/>
    </style:style>
    <style:style style:name="P7" style:family="paragraph" style:parent-style-name="Standard">
      <style:text-properties officeooo:rsid="001f87cf" officeooo:paragraph-rsid="0020947f"/>
    </style:style>
    <style:style style:name="P8" style:family="paragraph" style:parent-style-name="Standard">
      <style:text-properties officeooo:rsid="0022a4d7" officeooo:paragraph-rsid="0020947f"/>
    </style:style>
    <style:style style:name="P9" style:family="paragraph" style:parent-style-name="Standard">
      <style:text-properties officeooo:rsid="0020947f" officeooo:paragraph-rsid="0020947f"/>
    </style:style>
    <style:style style:name="T1" style:family="text">
      <style:text-properties officeooo:rsid="001e4da8"/>
    </style:style>
    <style:style style:name="T2" style:family="text">
      <style:text-properties officeooo:rsid="0020ee8e"/>
    </style:style>
    <style:style style:name="T3" style:family="text">
      <style:text-properties officeooo:rsid="001f87cf"/>
    </style:style>
    <style:style style:name="T4" style:family="text">
      <style:text-properties officeooo:rsid="002570de"/>
    </style:style>
    <style:style style:name="T5" style:family="text">
      <style:text-properties officeooo:rsid="00202291"/>
    </style:style>
    <style:style style:name="T6" style:family="text">
      <style:text-properties officeooo:rsid="0020947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a A <text:span text:style-name="T1">Verifica di laboratorio di informatica</text:span></text:p>
      <text:p text:style-name="Standard"/>
      <text:p text:style-name="P2">1. Scrivi un programma che legge un array di n valori interi (n&gt;4) e ne stampa:</text:p>
      <text:list xml:id="list2696458358" text:style-name="L1">
        <text:list-item>
          <text:p text:style-name="P3">il contenuto</text:p>
        </text:list-item>
        <text:list-item>
          <text:p text:style-name="P3">il valore max.</text:p>
        </text:list-item>
      </text:list>
      <text:p text:style-name="P2"/>
      <text:p text:style-name="P5"><text:span text:style-name="T1">2</text:span>. Scrivi un programma Java che trova <text:span text:style-name="T2">e visualizza</text:span> <text:span text:style-name="T3">la stringa più </text:span><text:span text:style-name="T1">corta</text:span><text:span text:style-name="T3"> </text:span>in un array di stringhe <text:span text:style-name="T3">precedentemente letto (provare con 5 stringhe), </text:span><text:span text:style-name="T2">se due stringhe hanno la stessa lunghezza, stampare la prima.</text:span></text:p>
      <text:p text:style-name="Standard"/>
      <text:p text:style-name="Standard"><text:span text:style-name="T1">3</text:span>. Scrivi un programma Java che <text:span text:style-name="T1">legge una matrice quadrata n x n (n&gt;3), </text:span><text:span text:style-name="T6">la visualizza </text:span><text:span text:style-name="T1">e calcola e visualizza la somma dei valori sulle due diagonali</text:span>.</text:p>
      <text:p text:style-name="Standard"/>
      <text:p text:style-name="Standard"><text:span text:style-name="T1">4</text:span>. Scrivi un programma Java che conta <text:span text:style-name="T1">e visualizza</text:span> quante <text:span text:style-name="T1">parole ci sono in un file </text:span>di testo.</text:p>
      <text:p text:style-name="Standard"/>
      <text:p text:style-name="Standard"><text:span text:style-name="T1">5</text:span>. Scrivi un programma Java che scrive su un file di testo <text:span text:style-name="T1">i primi 10 numeri dispari</text:span>.</text:p>
      <text:p text:style-name="Standard"/>
      <text:p text:style-name="P5"><text:span text:style-name="T3">6</text:span>. Scrivi un programma Java che legge da un file di testo <text:span text:style-name="T6">(csv)</text:span> una matrice di interi e calcola la somma di ogni <text:span text:style-name="T1">riga</text:span>.</text:p>
      <text:p text:style-name="P5"/>
      <text:p text:style-name="P4"><text:span text:style-name="T4">7</text:span>. Scrivi un programma Java che legge da un file di testo una matrice e la stampa <text:span text:style-name="T5">invertendo i valori nelle righe</text:span>.</text:p>
      <text:p text:style-name="Standard"/>
      <text:p text:style-name="P7">Griglia</text:p>
      <text:p text:style-name="P7">1 pt per le regole di scrittura del codice (indentazione, nome variabili, commenti,…)</text:p>
      <text:p text:style-name="P7"/>
      <text:p text:style-name="P8">Esercizi</text:p>
      <text:p text:style-name="P8"/>
      <text:p text:style-name="P8">1 → 1 pt</text:p>
      <text:p text:style-name="P8">2 → 1.5 pt</text:p>
      <text:p text:style-name="P8">3 → 1 pt</text:p>
      <text:p text:style-name="P8">4 → 1.5 pt</text:p>
      <text:p text:style-name="P8">5 → 1 pt</text:p>
      <text:p text:style-name="P8">6 → 1.<text:span text:style-name="T6">5</text:span> pt</text:p>
      <text:p text:style-name="P6">7 → <text:span text:style-name="T6">1.5</text:span> pt</text:p>
      <text:p text:style-name="P6"/>
      <text:p text:style-name="P9">Salvare gli esercizi con i nomi es1, es2,… nella cartella verifica_aprile_cognom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9T07:55:36.437000000</meta:creation-date>
    <dc:date>2024-04-19T08:42:57.030000000</dc:date>
    <meta:editing-duration>PT17M21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21" meta:word-count="226" meta:character-count="1161" meta:non-whitespace-character-count="958"/>
  </office:meta>
</office:document-meta>
</file>